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04 10:38   |   <text:a xlink:type="simple" xlink:href="http://palinfo.habago.org/Entry?Command=Information_PrintForum&amp;iPage=10&amp;sType=FORUM#FORUM37507"><text:span text:style-name="T2">#</text:span></text:a></text:p>
      <text:p text:style-name="P2">卡韓政變<text:span text:style-name="T3"><text:s/>(66)</text:span>：究竟是什麼樣的社會，以致於<text:span text:style-name="T3">... <text:line-break/><text:line-break/></text:span>陳真<text:span text:style-name="T3"><text:s/>2019. 06. 04. <text:line-break/><text:line-break/><text:line-break/></text:span>書楷，我只看了你貼的底下這影片。這不是新聞採訪，而是演戲造假，很沒出息。<text:span text:style-name="T3"> <text:line-break/><text:line-break/>https://youtu.be/OJEezQlNQGI <text:line-break/><text:line-break/></text:span>沒出息當然也是一種自由，只是很可悲。因為，一整個世代的素質，事實上也就定義了一個社會的某種未來。<text:span text:style-name="T3"> <text:line-break/><text:line-break/></text:span>我常有個感慨，相較於幾乎我所見過或了解的國家的學生或年輕一代<text:span text:style-name="T3"><text:s/>(</text:span>當然更包括對岸<text:span text:style-name="T3">)</text:span>，台灣的年輕一代是最為腦殘的一群人。兩岸之間的年輕人，在獨立思考能力、見識與氣度上的對比，更是幾乎呈現一種極端相反的狀態。但是很詭異的是，此岸腦殘的年輕人卻反而很喜歡嘲笑、鄙視對岸學生，說他們被洗腦，說他們被封閉。<text:span text:style-name="T3"> <text:line-break/><text:line-break/></text:span>半個多世紀來，不管怎麼改朝換代，台灣的年輕一代始終是主流政治勢力或主流社會文化毫無保留的熱烈支持者，幾乎就跟機器人沒有兩樣。誰掌握了主流發語權，誰就能操控這群<text:span text:style-name="T3"><text:s/>"</text:span>機器<text:span text:style-name="T3">"</text:span>，擄獲<text:span text:style-name="T3"><text:s/>"</text:span>它<text:span text:style-name="T3">" </text:span>們的<text:span text:style-name="T3"><text:s/>"</text:span>心<text:span text:style-name="T3">" (</text:span>？<text:span text:style-name="T3">)</text:span>；你要<text:span text:style-name="T3"><text:s/>"</text:span>它<text:span text:style-name="T3">" </text:span>們說什麼做什麼，<text:span text:style-name="T3">"</text:span>它<text:span text:style-name="T3">" </text:span>們就會說什麼做什麼，分毫不差，從眾性破表。<text:span text:style-name="T3"> <text:line-break/><text:line-break/></text:span>更不可思議的是，越是那些自以為進步、時髦、開放或是什麼民主自由心靈的人，越是極右而腦殘。許多時候，甚至不用等對方開口，我光看面相就知道誰是<text:span text:style-name="T3"><text:s/>"</text:span>機器人<text:span text:style-name="T3">"</text:span>。<text:span text:style-name="T3"> <text:line-break/><text:line-break/></text:span>這沒什麼好辯駁，要是有人不同意，那就算了，我並不打算說服誰。你可以說服他人某種見解，但你沒必要說服他人某種事實，同時也不可能期待腦殘者會認識到自己的腦殘。倘若<text:span text:style-name="T3"><text:s/>"</text:span>它<text:span text:style-name="T3">" </text:span>們能夠具有病識感，那就不叫腦殘了。<text:span text:style-name="T3"> <text:line-break/><text:line-break/></text:span>聽起來很絕望，不過事實就是如此。江山易改，腦殘難治，那不是三代五代可以輕易改變的事實。<text:span text:style-name="T3"> <text:line-break/><text:line-break/></text:span>台灣也有個跟郭董類似的大老闆，不過品性壞多了。那個人叫徐旭東，遠東集團的老闆，同時也是扁珍無數貪腐事件的當事人，諸多惡形惡狀，罄竹難書。<text:span text:style-name="T3"> <text:line-break/><text:line-break/></text:span>這位徐老闆最近兩天去元智大學的畢業典禮上演講，<text:span text:style-name="T3">"</text:span>勉勵畢業生<text:span text:style-name="T3">"</text:span>。光是這件事本身就有點荒唐，學校找來這樣一個素行不良的土豪來給學生演講，是希望學生怎樣？效法他官商勾結的扯爛污作風嗎？當然，徐大老闆是元智大學的董事長，他愛怎麼樣當然也就能怎麼樣。<text:span text:style-name="T3"> <text:line-break/><text:line-break/></text:span>徐大老闆在演講中稱讚人渣黨的縣市長，同時還大損韓國瑜，說他不會認真做事。報上說，學生們一聽，立即<text:span text:style-name="T3"><text:s/>"</text:span>嗨翻了<text:span text:style-name="T3">"</text:span>，歡聲雷動，熱烈鼓掌表示認同。很可悲吧。並不是說你不能批評韓國瑜，而是說在一所大學的畢業典禮上，居然可以赤裸裸地攻擊特定政治異己。而且更荒唐的是，居然會受到在場師生的熱烈響應，而不是引起眾怒。<text:span text:style-name="T3"> <text:line-break/><text:line-break/></text:span>大學之所以<text:span text:style-name="T3"><text:s/>"</text:span>大<text:span text:style-name="T3">"</text:span>，就在於它在概念上包含了各種可能性，而不會在特定政治實務上做出任何指導。我從不跟我的學生、住院醫師、病人或家屬討論任何現實政治問題，更不用說濫用權勢大發厥詞。因為，我得尊重自己的角色，尊重所屬機構，尊重他人在某種不平等權力關係下應有的完整尊嚴。<text:span text:style-name="T3"> <text:line-break/><text:line-break/></text:span>你想想，當你手握學生或住院醫師的考核權力，或是主導病人的健康與治療時，對方跟你是站在完全不平等的位置上。這時候，你就更應該讓這個不平等關係僅僅侷限於它應有的範圍，而不是濫用之。<text:span text:style-name="T3"> <text:line-break/><text:line-break/></text:span>相對地，萬一有人濫用這個不平等關係之權勢，處於低下位置者不反抗就已經很窩囊了，怎麼還會<text:span text:style-name="T3"><text:s/>"</text:span>嗨翻了<text:span text:style-name="T3">"</text:span>？怎麼還會全體師生<text:span text:style-name="T3"><text:s/>"</text:span>熱烈鼓掌、歡聲雷動<text:span text:style-name="T3">"</text:span>？報上還說，徐大老闆嗆韓國瑜的這事情引起網路熱烈討論，學生表示，這是他們參加過<text:span text:style-name="T3"><text:s/>"</text:span>最精采的一次畢業典禮<text:span text:style-name="T3">"</text:span>。<text:span text:style-name="T3"> <text:line-break/><text:line-break/></text:span>台灣學生之腦殘與窩囊沒出息，自古已然，於今尤烈，實在很難想像世界上居然會有這樣一種年輕人。年輕理當充滿理想，充滿道德熱情，充滿反抗主流的理想主義，但台灣的年輕一代卻完全老邁腐朽，不堪聞問，一味充當主流勢力的打手或附隨者。<text:span text:style-name="T3"> <text:line-break/><text:line-break/></text:span>再說，你不知道徐旭東大老闆是誰嗎？姑且不說扁珍當權時代徐老闆的那些官商勾結事蹟，就光講這兩年的事。比方說，兩年前人渣黨惡修勞基法，砍了勞工的七天國定假日，徐大老闆馬上大聲稱讚當時擔任行政院長的賴清德，說他好棒！好讚！並且還痛罵勞工說，「你沒有競爭力，你怎麼還敢放這麼多假？」並且還胡扯什麼台灣勞工比美國人幸福，說什麼他的美國朋友聽到一例一休都嚇一跳說<text:span text:style-name="T3"><text:s/>"</text:span>怎麼你們台灣人都不用工作？<text:span text:style-name="T3">" <text:line-break/><text:line-break/></text:span>我不是說資方不能要求自己的利益，而是說，究竟是什麼樣的社會，以致於這些大土豪們在這島上往往一個比一個囂張跋扈？總是大放厥詞教訓勞工不可偷懶不可貪心。天底下還有比這些素行不良的土豪們更貪心的嗎？<text:span text:style-name="T3"> <text:line-break/><text:line-break/></text:span>大家還記得藍綠一致吹捧的<text:span text:style-name="T3"><text:s/>"</text:span>看見台灣<text:span text:style-name="T3">" </text:span>這部記錄片嗎？我沒看過，但我知道它好像是拍到了花蓮礦區一片掏空的山林，竟然挖出一個天坑，變成一種世界奇觀。罪魁禍首就是徐旭東擔任董事長的<text:span text:style-name="T3"><text:s/>"</text:span>亞洲水泥<text:span text:style-name="T3">"</text:span>。徐旭東竟然反嗆說他<text:span text:style-name="T3"><text:s/>"</text:span>愛台灣<text:span text:style-name="T3">"</text:span>，還說<text:span text:style-name="T3"><text:s/>"</text:span>亞泥礦場要挖得更深，是為了將來可以養魚<text:span text:style-name="T3">"</text:span>。完全就是毫無廉恥無所忌憚地胡說八道一通。<text:span text:style-name="T3"> <text:line-break/><text:line-break/></text:span>我並非想要鼓勵大家敵視這些人，而是說，這樣一些長年在這島上為所欲為的大老闆就是你的偶像與榜樣？你看不清基本的是非曲直嗎？對於未來，你沒有半點基於良善的熱情與見識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